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Envy Code R VS" svg:font-family="'Envy Code R V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Envy Code R VS" fo:font-size="10pt" style:font-size-asian="10pt" style:font-size-complex="10pt"/>
    </style:style>
    <style:style style:name="P2" style:family="paragraph" style:parent-style-name="Standard">
      <style:text-properties style:font-name="Envy Code R VS" fo:font-size="10pt" fo:language="es" fo:country="ES" style:font-size-asian="10pt" style:language-asian="zxx" style:country-asian="none" style:font-size-complex="10pt" style:language-complex="zxx" style:country-complex="none"/>
    </style:style>
    <style:style style:name="P3" style:family="paragraph" style:parent-style-name="Standard" style:list-style-name="L1">
      <style:text-properties style:font-name="Envy Code R VS" fo:font-size="10pt" fo:language="es" fo:country="ES" style:font-size-asian="10pt" style:language-asian="zxx" style:country-asian="none" style:font-size-complex="10pt" style:language-complex="zxx" style:country-complex="none"/>
    </style:style>
    <style:style style:name="P4" style:family="paragraph" style:parent-style-name="Standard" style:list-style-name="L1">
      <style:text-properties style:font-name="Envy Code R VS" fo:font-size="10pt" fo:language="es" fo:country="ES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" style:family="paragraph" style:parent-style-name="Standard">
      <style:text-properties style:font-name="Envy Code R VS" fo:font-size="12pt" fo:language="es" fo:country="ES" style:font-size-asian="12pt" style:language-asian="zxx" style:country-asian="none" style:font-size-complex="12pt" style:language-complex="zxx" style:country-complex="none"/>
    </style:style>
    <style:style style:name="P6" style:family="paragraph" style:parent-style-name="Standard">
      <style:text-properties fo:language="es" fo:country="ES" style:language-asian="zxx" style:country-asian="none" style:language-complex="zxx" style:country-complex="none"/>
    </style:style>
    <style:style style:name="T1" style:family="text">
      <style:text-properties style:font-name="Envy Code R VS" fo:font-size="10pt" style:font-size-asian="10pt" style:font-size-complex="10pt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language="es" fo:country="ES" style:language-asian="zxx" style:country-asian="none" style:language-complex="zxx" style:country-complex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DDD_Sample - Primeros Pasos con GIT</text:span>:</text:p>
      <text:p text:style-name="P2"/>
      <text:p text:style-name="P2">git config --global user.name "tu nombre"</text:p>
      <text:p text:style-name="P2">git config --global user.email "tu-email@algo.com"</text:p>
      <text:p text:style-name="P2"/>
      <text:p text:style-name="P2">mkdir dddsample</text:p>
      <text:p text:style-name="P2">git init</text:p>
      <text:p text:style-name="P2"/>
      <text:p text:style-name="P2">añadimos el fichero .gitignore</text:p>
      <text:p text:style-name="P2"/>
      <text:p text:style-name="P2">git add -A</text:p>
      <text:p text:style-name="P2">git commit -m "First Commit – Added the .gitignore file"</text:p>
      <text:p text:style-name="P2">git status</text:p>
      <text:p text:style-name="P2"/>
      <text:p text:style-name="P2">creamos el repositorio dddsample en github</text:p>
      <text:p text:style-name="P2"/>
      <text:p text:style-name="P1"><text:span text:style-name="T3">git remote add origin </text:span><text:a xlink:type="simple" xlink:href="mailto:git@github.com">git@github.com</text:a><text:span text:style-name="T3">:3j/dddsample.git</text:span></text:p>
      <text:p text:style-name="P2">git remote</text:p>
      <text:p text:style-name="P2"/>
      <text:p text:style-name="P2">git push origin master</text:p>
      <text:p text:style-name="P2"/>
      <text:p text:style-name="P2">Ya tenemos nuestro repositorio funcionando en github. A partir de aquí, todo se limita a bailar correctamente el Check-In Dance y hacer uso, por tanto, de las branches de una forma inteligente.</text:p>
      <text:p text:style-name="P2"/>
      <text:p text:style-name="P2">A continuación detallamos este proceso. Hay que tener en cuenta que al no ser un proyecto colaborativo, los pasos del Check-In Dance se reducen.</text:p>
      <text:p text:style-name="P2"/>
      <text:p text:style-name="P2">git status</text:p>
      <text:p text:style-name="P2">git pull origin master</text:p>
      <text:p text:style-name="P2"/>
      <text:p text:style-name="P2">git checkout -b dev</text:p>
      <text:p text:style-name="P2">git status</text:p>
      <text:p text:style-name="P2"/>
      <text:p text:style-name="P2">Añadimos la estructura inicial de carpetas y sus ficheros principales:</text:p>
      <text:p text:style-name="P2"/>
      <text:list xml:id="list32565158" text:style-name="L1">
        <text:list-item>
          <text:p text:style-name="P3">source</text:p>
          <text:list>
            <text:list-item>
              <text:p text:style-name="P3">dddsample</text:p>
              <text:list>
                <text:list-item>
                  <text:p text:style-name="P4">dddsample.csproj</text:p>
                </text:list-item>
              </text:list>
            </text:list-item>
            <text:list-item>
              <text:p text:style-name="P3">dddsample.specs</text:p>
              <text:list>
                <text:list-item>
                  <text:p text:style-name="P4">dddsample.specs.csproj</text:p>
                </text:list-item>
              </text:list>
            </text:list-item>
            <text:list-item>
              <text:p text:style-name="P4">dddsample.sln</text:p>
            </text:list-item>
          </text:list>
        </text:list-item>
        <text:list-item>
          <text:p text:style-name="P3">thirdparty</text:p>
          <text:list>
            <text:list-item>
              <text:p text:style-name="P3">machine.specifications</text:p>
              <text:list>
                <text:list-item>
                  <text:p text:style-name="P4">Machine.Specifications.DevelopWithPassion.dll</text:p>
                </text:list-item>
                <text:list-item>
                  <text:p text:style-name="P4">Machine.Specifications.DevelopWithPassion.Rhino.dll</text:p>
                </text:list-item>
                <text:list-item>
                  <text:p text:style-name="P4">Machine.Specifications.dll</text:p>
                </text:list-item>
                <text:list-item>
                  <text:p text:style-name="P4">Rhino.Mocks.dll</text:p>
                </text:list-item>
              </text:list>
            </text:list-item>
          </text:list>
        </text:list-item>
      </text:list>
      <text:p text:style-name="P2"/>
      <text:p text:style-name="P2">git status</text:p>
      <text:p text:style-name="P2">git add -A</text:p>
      <text:p text:style-name="P2"/>
      <text:p text:style-name="P2">git status</text:p>
      <text:p text:style-name="P2"/>
      <text:p text:style-name="P2">Efectivamente, el fichero .gitignore esta realizando correctamente su trabajo, pues ninguno de los ficheros/carpetas del ReSharper se han añadido al repositorio (entre otro ficheros).</text:p>
      <text:p text:style-name="P2"/>
      <text:p text:style-name="P6"><text:span text:style-name="T1">git commit -m "Added source and thirdparty filders, sln file, a couple of csproj files (dddsample and dddsample.specs) and finally the machine.specifications files in order to </text:span><text:span text:style-name="T1">start developing."</text:span></text:p>
      <text:p text:style-name="P2"><text:soft-page-break/></text:p>
      <text:p text:style-name="P2">git status</text:p>
      <text:p text:style-name="P2">git checkout master</text:p>
      <text:p text:style-name="P2">git merge dev</text:p>
      <text:p text:style-name="P2"/>
      <text:p text:style-name="P2">Si estuviésemos trabajando en un proyecto colaborativo, haríamos:</text:p>
      <text:p text:style-name="P2"/>
      <text:p text:style-name="P2">git checkout dev</text:p>
      <text:p text:style-name="P2">git pull origin master</text:p>
      <text:p text:style-name="P2"/>
      <text:p text:style-name="P2">para comprobar que no ha habido ningún cambio en el repositorio remoto que pueda crear un conflicto y por lo tanto obligarnos a resolver el "merge conflict", para finalmente</text:p>
      <text:p text:style-name="P2"/>
      <text:p text:style-name="P2">git checkout master</text:p>
      <text:p text:style-name="P2"/>
      <text:p text:style-name="P2">y aquí se terminarían los pasos extra del Check-In Dance.</text:p>
      <text:p text:style-name="P2"/>
      <text:p text:style-name="P2">A partir de aqui seria lo mismo, tanto en caso de que hubiésemos realizado los pasos extra o no:</text:p>
      <text:p text:style-name="P2"/>
      <text:p text:style-name="P2">git branch -D dev (OPCIONAL)</text:p>
      <text:p text:style-name="P2">git branch (OPCIONAL)</text:p>
      <text:p text:style-name="P2"/>
      <text:p text:style-name="P2">git push origin master</text:p>
      <text:p text:style-name="P2"/>
      <text:p text:style-name="P2">y con esto habríamos enviado los cambios a nuestro repositorio remoto. Por lo tanto, se acabaría un ciclo del Check-In Dance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Envy Code R VS" svg:font-family="'Envy Code R V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42M58S</meta:editing-duration>
    <meta:editing-cycles>5</meta:editing-cycles>
    <meta:generator>OpenOffice.org/3.2$Win32 OpenOffice.org_project/320m18$Build-9502</meta:generator>
    <dc:date>2010-08-02T12:48:15.09</dc:date>
    <meta:document-statistic meta:table-count="0" meta:image-count="0" meta:object-count="0" meta:page-count="2" meta:paragraph-count="51" meta:word-count="337" meta:character-count="2206"/>
    <meta:user-defined meta:name="Info 1"/>
    <meta:user-defined meta:name="Info 2"/>
    <meta:user-defined meta:name="Info 3"/>
    <meta:user-defined meta:name="Info 4"/>
  </office:meta>
</office:document-meta>
</file>